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a3143" officeooo:paragraph-rsid="001a3143" style:font-size-asian="15pt" style:font-size-complex="15pt"/>
    </style:style>
    <style:style style:name="P2" style:family="paragraph" style:parent-style-name="Standard">
      <style:text-properties fo:font-size="15pt" officeooo:paragraph-rsid="001a3143" style:font-size-asian="15pt" style:font-size-complex="15pt"/>
    </style:style>
    <style:style style:name="P3" style:family="paragraph" style:parent-style-name="Standard">
      <style:text-properties fo:font-size="15pt" officeooo:rsid="001a790e" officeooo:paragraph-rsid="001a790e" style:font-size-asian="15pt" style:font-size-complex="15pt"/>
    </style:style>
    <style:style style:name="P4" style:family="paragraph" style:parent-style-name="Standard">
      <style:text-properties fo:font-size="15pt" officeooo:rsid="001c2915" officeooo:paragraph-rsid="001c2915" style:font-size-asian="15pt" style:font-size-complex="15pt"/>
    </style:style>
    <style:style style:name="T1" style:family="text">
      <style:text-properties officeooo:rsid="001a3143"/>
    </style:style>
    <style:style style:name="T2" style:family="text">
      <style:text-properties style:font-name="Liberation Serif" fo:font-weight="normal" style:font-weight-asian="normal" style:font-weight-complex="normal"/>
    </style:style>
    <style:style style:name="T3" style:family="text">
      <style:text-properties style:font-name="Liberation Serif" fo:font-weight="normal" officeooo:rsid="001a3143" style:font-weight-asian="normal" style:font-weight-complex="normal"/>
    </style:style>
    <style:style style:name="T4" style:family="text">
      <style:text-properties style:font-name="Liberation Serif" fo:font-weight="normal" officeooo:rsid="001a790e" style:font-weight-asian="normal" style:font-weight-complex="normal"/>
    </style:style>
    <style:style style:name="T5" style:family="text">
      <style:text-properties style:font-name="Liberation Serif" fo:font-weight="normal" officeooo:rsid="001c2915" style:font-weight-asian="normal" style:font-weight-complex="normal"/>
    </style:style>
    <style:style style:name="T6" style:family="text">
      <style:text-properties style:font-name="Liberation Serif" fo:font-size="12pt" fo:font-weight="normal" style:font-size-asian="12pt" style:font-weight-asian="normal" style:font-size-complex="12pt" style:font-weight-complex="normal"/>
    </style:style>
    <style:style style:name="T7" style:family="text">
      <style:text-properties style:font-name="Liberation Serif" fo:font-size="12pt" fo:font-weight="normal" officeooo:rsid="001a3143" style:font-size-asian="12pt" style:font-weight-asian="normal" style:font-size-complex="12pt" style:font-weight-complex="normal"/>
    </style:style>
    <style:style style:name="T8" style:family="text">
      <style:text-properties style:font-name="Liberation Serif" fo:font-size="12pt" fo:font-weight="normal" officeooo:rsid="001a790e" style:font-size-asian="12pt" style:font-weight-asian="normal" style:font-size-complex="12pt" style:font-weight-complex="normal"/>
    </style:style>
    <style:style style:name="T9" style:family="text">
      <style:text-properties style:font-name="Liberation Serif" fo:font-size="12pt" fo:font-weight="normal" officeooo:rsid="001c2915"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cadre de notre projet, nous avons réalisé une base de données afin qu’elle convienne a notre code sous Qt. Nous allons expliquer les tables pas à pas.</text:p>
      <text:p text:style-name="P1"/>
      <text:p text:style-name="P2"><text:span text:style-name="T1">La table «Agent» permet de savoir le statut de celui-ci, si ils sont encore actifs ou inactifs. </text:span><text:span text:style-name="T3">Il est identifié par un nom, un prénom </text:span><text:span text:style-name="T2">et par un tag unique et propre à chaque agent.</text:span></text:p>
      <text:p text:style-name="P2"><text:span text:style-name="T2"/></text:p>
      <text:p text:style-name="P2"><text:span text:style-name="T2">La table «Association agents rondes» </text:span><text:span text:style-name="T3">permet d’associer un idRonde à un idAgent, ce qui permet de savoir quelle ronde a été faites par quels agents.</text:span></text:p>
      <text:p text:style-name="P2"><text:span text:style-name="T3"/></text:p>
      <text:p text:style-name="P1"><text:span text:style-name="T2">La table «Rondes» </text:span><text:span text:style-name="T4">permet de savoir quelles rondes sont existantes et disponibles dans la base de données, cette table permet de savoir quelles rondes est actives et de voir quelles noms elles ont.</text:span></text:p>
      <text:p text:style-name="P1"><text:span text:style-name="T4"/></text:p>
      <text:p text:style-name="P3"><text:span text:style-name="T2">La table «Association pointeaux rondes» permet de connaître quels pointeaux est liés à quelles rondes. Celle-ci permet aussi de savoir l’ordre initial d’une ronde pour savoir quels pointeaux doit être vérifier en premier… Tout en sachant le temps minimum et maximum pour aller de pointeau en pointeau.</text:span></text:p>
      <text:p text:style-name="P3"><text:span text:style-name="T2"/></text:p>
      <text:p text:style-name="P3"><text:span text:style-name="T2">La table «Pointeaux» permet de savoir le Tag associé à chaque pointeau ainsi que sa localisation, s’ajoute a cela un étage et un bâtiment qui est associé au pointeau. Un alias </text:span><text:span text:style-name="T5">est nécessaire pour chaque pointeau. Enfin cette table permet aussi de savoir quels pointeau est encore actifs ou non.</text:span></text:p>
      <text:p text:style-name="P3"><text:span text:style-name="T5"/></text:p>
      <text:p text:style-name="P4"><text:span text:style-name="T2">La table «Historique de pointeau» permet d’identifier quels pointeaux a été scanner durant les rondes. Elle est affectée d’un idAgent ce qui permet de savoir quels agents à scanner le pointeau pendant la ronde avec la date et l’heure a laquelle il l’a scanné. S’ajoute a cela l’ordre dans lequel la ronde a été pointée et un numéro unique à chaque ronde.</text:span></text:p>
      <text:p text:style-name="P4"><text:span text:style-name="T2"/></text:p>
      <text:p text:style-name="P4"><text:span text:style-name="T2">La table «Responsable» permet de connaître les personnes ayant accès aux droits privilégiés. Elle est composée d’un login et d’un mot de passe qui permettrons de ce connecter.</text:span></text:p>
      <text:p text:style-name="P4"><text:span text:style-name="T2"/></text:p>
      <text:p text:style-name="P4"><text:span text:style-name="T2">La table «Smartphones» permet de connaître les noms des smartphones qui pourront être utilisés par les agents. Chaque smartphones aura un idAdb un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08:29:15.219559714</meta:creation-date>
    <dc:date>2020-02-10T09:03:44.653417528</dc:date>
    <meta:editing-duration>PT9M31S</meta:editing-duration>
    <meta:editing-cycles>1</meta:editing-cycles>
    <meta:document-statistic meta:table-count="0" meta:image-count="0" meta:object-count="0" meta:page-count="1" meta:paragraph-count="9" meta:word-count="332" meta:character-count="1957" meta:non-whitespace-character-count="1634"/>
    <meta:generator>LibreOffice/6.2.6.2$Linux_X86_64 LibreOffice_project/20$Build-2</meta:generator>
  </office:meta>
</office:document-meta>
</file>